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19f3" officeooo:paragraph-rsid="000b19f3"/>
    </style:style>
    <style:style style:name="P2" style:family="paragraph" style:parent-style-name="Standard">
      <style:text-properties officeooo:rsid="000b19f3" officeooo:paragraph-rsid="000dacc2"/>
    </style:style>
    <style:style style:name="P3" style:family="paragraph" style:parent-style-name="Standard">
      <style:text-properties officeooo:rsid="000b19f3" officeooo:paragraph-rsid="000ec402"/>
    </style:style>
    <style:style style:name="P4" style:family="paragraph" style:parent-style-name="Standard">
      <style:paragraph-properties fo:margin-left="1.251cm" fo:margin-right="0cm" fo:text-indent="0cm" style:auto-text-indent="false"/>
      <style:text-properties officeooo:rsid="000b19f3" officeooo:paragraph-rsid="000ec402"/>
    </style:style>
    <style:style style:name="P5" style:family="paragraph" style:parent-style-name="Standard">
      <style:paragraph-properties fo:margin-left="0cm" fo:margin-right="0cm" fo:text-indent="0cm" style:auto-text-indent="false"/>
      <style:text-properties officeooo:rsid="000b19f3" officeooo:paragraph-rsid="000ec402"/>
    </style:style>
    <style:style style:name="P6" style:family="paragraph" style:parent-style-name="Standard">
      <style:text-properties fo:font-weight="bold" officeooo:rsid="000b19f3" officeooo:paragraph-rsid="000b19f3" style:font-weight-asian="bold" style:font-weight-complex="bold"/>
    </style:style>
    <style:style style:name="P7" style:family="paragraph" style:parent-style-name="Standard">
      <style:paragraph-properties fo:margin-left="0cm" fo:margin-right="0cm" fo:text-indent="0cm" style:auto-text-indent="false"/>
      <style:text-properties fo:font-weight="bold" officeooo:rsid="000ec402" officeooo:paragraph-rsid="000ec402" style:font-weight-asian="bold" style:font-weight-complex="bold"/>
    </style:style>
    <style:style style:name="P8" style:family="paragraph" style:parent-style-name="Standard">
      <style:text-properties fo:font-weight="bold" officeooo:rsid="000f28b8" officeooo:paragraph-rsid="000f28b8" style:font-weight-asian="bold" style:font-weight-complex="bold"/>
    </style:style>
    <style:style style:name="P9" style:family="paragraph" style:parent-style-name="Standard">
      <style:paragraph-properties fo:margin-left="0cm" fo:margin-right="0cm" fo:text-indent="0cm" style:auto-text-indent="false"/>
      <style:text-properties officeooo:rsid="000ec402" officeooo:paragraph-rsid="000ec402"/>
    </style:style>
    <style:style style:name="P10" style:family="paragraph" style:parent-style-name="Standard">
      <style:text-properties officeooo:rsid="000f28b8" officeooo:paragraph-rsid="000f28b8"/>
    </style:style>
    <style:style style:name="P11" style:family="paragraph" style:parent-style-name="Standard">
      <style:text-properties style:text-underline-style="solid" style:text-underline-width="auto" style:text-underline-color="font-color" fo:font-weight="bold" officeooo:rsid="000b19f3" officeooo:paragraph-rsid="000b19f3" style:font-weight-asian="bold" style:font-weight-complex="bold"/>
    </style:style>
    <style:style style:name="P12" style:family="paragraph" style:parent-style-name="Standard">
      <style:text-properties officeooo:rsid="000f28b8" officeooo:paragraph-rsid="00181af6"/>
    </style:style>
    <style:style style:name="P13" style:family="paragraph" style:parent-style-name="Standard">
      <style:text-properties officeooo:rsid="000f28b8" officeooo:paragraph-rsid="001903a1"/>
    </style:style>
    <style:style style:name="P14" style:family="paragraph" style:parent-style-name="Standard">
      <style:paragraph-properties fo:margin-left="0cm" fo:margin-right="0cm" fo:text-indent="0cm" style:auto-text-indent="false"/>
      <style:text-properties officeooo:rsid="000b19f3" officeooo:paragraph-rsid="001bcf7e"/>
    </style:style>
    <style:style style:name="P15" style:family="paragraph" style:parent-style-name="Standard">
      <style:paragraph-properties fo:margin-left="0cm" fo:margin-right="0cm" fo:text-indent="0cm" style:auto-text-indent="false"/>
      <style:text-properties fo:font-weight="normal" officeooo:rsid="000b19f3" officeooo:paragraph-rsid="001bcf7e" style:font-weight-asian="normal" style:font-weight-complex="normal"/>
    </style:style>
    <style:style style:name="T1" style:family="text">
      <style:text-properties officeooo:rsid="000cad53"/>
    </style:style>
    <style:style style:name="T2" style:family="text">
      <style:text-properties officeooo:rsid="000dacc2"/>
    </style:style>
    <style:style style:name="T3" style:family="text">
      <style:text-properties fo:font-style="normal" style:font-style-asian="normal" style:font-style-complex="normal"/>
    </style:style>
    <style:style style:name="T4" style:family="text">
      <style:text-properties fo:font-style="normal" officeooo:rsid="00108918" style:font-style-asian="normal" style:font-style-complex="normal"/>
    </style:style>
    <style:style style:name="T5" style:family="text">
      <style:text-properties fo:font-style="normal" officeooo:rsid="00181af6" style:font-style-asian="normal" style:font-style-complex="normal"/>
    </style:style>
    <style:style style:name="T6" style:family="text">
      <style:text-properties fo:font-style="normal" officeooo:rsid="001903a1" style:font-style-asian="normal" style:font-style-complex="normal"/>
    </style:style>
    <style:style style:name="T7" style:family="text">
      <style:text-properties fo:font-style="normal" officeooo:rsid="0019d21d" style:font-style-asian="normal" style:font-style-complex="normal"/>
    </style:style>
    <style:style style:name="T8" style:family="text">
      <style:text-properties officeooo:rsid="000ec402"/>
    </style:style>
    <style:style style:name="T9" style:family="text">
      <style:text-properties style:text-underline-style="solid" style:text-underline-width="auto" style:text-underline-color="font-color" officeooo:rsid="000cad53"/>
    </style:style>
    <style:style style:name="T10" style:family="text">
      <style:text-properties officeooo:rsid="000f28b8"/>
    </style:style>
    <style:style style:name="T11" style:family="text">
      <style:text-properties fo:font-style="italic" style:font-style-asian="italic" style:font-style-complex="italic"/>
    </style:style>
    <style:style style:name="T12" style:family="text">
      <style:text-properties officeooo:rsid="00108918"/>
    </style:style>
    <style:style style:name="T13" style:family="text">
      <style:text-properties officeooo:rsid="00123276"/>
    </style:style>
    <style:style style:name="T14" style:family="text">
      <style:text-properties officeooo:rsid="0016eaba"/>
    </style:style>
    <style:style style:name="T15" style:family="text">
      <style:text-properties officeooo:rsid="00174193"/>
    </style:style>
    <style:style style:name="T16" style:family="text">
      <style:text-properties officeooo:rsid="00181af6"/>
    </style:style>
    <style:style style:name="T17" style:family="text">
      <style:text-properties officeooo:rsid="001afebb"/>
    </style:style>
    <style:style style:name="T18" style:family="text">
      <style:text-properties officeooo:rsid="001bcf7e"/>
    </style:style>
    <style:style style:name="T19" style:family="text">
      <style:text-properties officeooo:rsid="001db6c0"/>
    </style:style>
    <style:style style:name="T20" style:family="text">
      <style:text-properties officeooo:rsid="001f749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13">Présentation de </text:span>PhiloGPT</text:p>
      <text:p text:style-name="P1"/>
      <text:p text:style-name="P1">PhiloGPT est une extension pour le navigateur Chrome permettant à l’utilisateur de simuler un dialogue avec les grand.e.s philosophes de la tradition. Son interface ressemble à <text:span text:style-name="T14">celle d’une application</text:span> de chat classique, avec une zone au bas de la page permettant de saisir du texte, et une <text:span text:style-name="T10">large</text:span> zone centrale affichant l’historique de la conversation en cours. L’interlocuteur pourtant, n’est pas un humain : c’est Platon, Descartes ou Hume, <text:span text:style-name="T16">incarnés par</text:span> chatGPT.</text:p>
      <text:p text:style-name="P1"/>
      <text:p text:style-name="P6">D’un point de vue technique, comment tout cela fonctionne ?</text:p>
      <text:p text:style-name="P1"/>
      <text:p text:style-name="P2">Cette extension <text:span text:style-name="T12">(gratuite et open source)</text:span> repose entièrement sur les capacités génératives de chatGPT. Elle n’apporte que <text:span text:style-name="T1">deux choses :</text:span></text:p>
      <text:p text:style-name="P2"><text:span text:style-name="T1">- </text:span><text:span text:style-name="T2">D</text:span><text:span text:style-name="T1">’abord, une interface de chat qui remplace celle de chatGPT. Pour cela, </text:span><text:span text:style-name="T12">on s’appuie </text:span><text:span text:style-name="T1">très largement sur les codes d’un projet opensource, chathub (développé par le programmeur chinois Wang Dàpéng).</text:span></text:p>
      <text:p text:style-name="P3"><text:span text:style-name="T1">- Ensuite, </text:span><text:span text:style-name="T2">un jeu d’</text:span><text:span text:style-name="T1">instructions envoyées à chatGPT pour cadrer les discussions </text:span><text:span text:style-name="T2">de l’utilisateur</text:span><text:span text:style-name="T1">. Précisons ce point. </text:span><text:span text:style-name="T15">O</text:span><text:span text:style-name="T1">n appelle « prompt » le message </text:span><text:span text:style-name="T2">qu’on envoie </text:span><text:span text:style-name="T1">à un système d’intelligence artificielle. Ce prompt peut </text:span><text:span text:style-name="T2">être précédé</text:span><text:span text:style-name="T1"> d’un « preprompt », </text:span><text:span text:style-name="T2">un texte additionnel </text:span><text:span text:style-name="T1">qui </text:span><text:span text:style-name="T2">fournit</text:span><text:span text:style-name="T1"> des instructions destinées à cadrer la façon dont le système interprétera le prompt.</text:span></text:p>
      <text:p text:style-name="P3"/>
      <text:p text:style-name="P4"><text:span text:style-name="T9">Par exemple</text:span><text:span text:style-name="T1">, si on se contente d’envoyer </text:span><text:span text:style-name="T2">à chatGPT</text:span><text:span text:style-name="T1"> le prompt « </text:span><text:span text:style-name="T2">quel est le plus haut sommet sur Terre ? », on obtiendra la réponse correcte que donnerait un agent conversationnel classique, utile et serviable : l’Everest. Par contre, si on fait précéder ce prompt du preprompt : « Imagine que tu es un </text:span><text:span text:style-name="T16">G</text:span><text:span text:style-name="T2">rec de l'Antiquité », la réponse devient l’Olympe.</text:span></text:p>
      <text:p text:style-name="P4"/>
      <text:p text:style-name="P14"><text:span text:style-name="T2">L’idée </text:span><text:span text:style-name="T8">sur laquelle repose</text:span><text:span text:style-name="T2"> PhiloGPT est la suivante : </text:span><text:span text:style-name="T8">on</text:span><text:span text:style-name="T2"> fourni</text:span><text:span text:style-name="T8">t</text:span><text:span text:style-name="T2"> une interface de chat qui </text:span><text:span text:style-name="T10">masque</text:span><text:span text:style-name="T2"> l’intégralité des pr</text:span><text:span text:style-name="T12">e</text:span><text:span text:style-name="T2">prompts, pour ne laisser apparents que les prompts de l’utilisateur et les réponses de chatGPT. </text:span><text:span text:style-name="T8">L’utilisateur ne voit pas comment le personnage avec lequel il interagit a été explicitement renseigné à chatGPT ; cela permet de créer l’illusion qu’il communique directement avec le personnage.</text:span></text:p>
      <text:p text:style-name="P15"><text:span text:style-name="T18">Il est nécessaire d’avoir un compte OpenAI </text:span><text:span text:style-name="T19">(gratuit)</text:span><text:span text:style-name="T18"> et de s’y connecter pour faire fonctionner </text:span><text:span text:style-name="T20">le système</text:span><text:span text:style-name="T18">.</text:span></text:p>
      <text:p text:style-name="P5"/>
      <text:p text:style-name="P7">Quelles sont les fonctionnalités actuelles ?</text:p>
      <text:p text:style-name="P9"/>
      <text:p text:style-name="P9"><text:span text:style-name="T17">L</text:span>’utilisateur peut discuter avec 23 philosophes de la tradition, <text:span text:style-name="T15">classés par période historique. </text:span>Une fonctionnalité utile est intégrée sur la partie gauche de l’écran : <text:span text:style-name="T16">des</text:span> questions spécifiquement adaptées à l’interlocuteur sont suggérées à l’utilisateur, qui peut ainsi découvrir des thèses et des problèmes qu’il ne soupçonn<text:span text:style-name="T10">ait</text:span> pas. <text:span text:style-name="T17">Un écran de présentation donne quelques informations sur le philosophe, ses thèmes et ses concepts propres.</text:span></text:p>
      <text:p text:style-name="P9"/>
      <text:p text:style-name="P7">Quel est l’intérêt pédagogique de ce dispositif ?</text:p>
      <text:p text:style-name="P9"/>
      <text:p text:style-name="P9">Ce dispositif est <text:span text:style-name="T15">pensé pour les </text:span>élèves <text:span text:style-name="T10">de Terminale</text:span>. Il a <text:span text:style-name="T15">d’abord </text:span>l’avantage de suggérer un rapport ludique et détendu à la philosophie. Surtout, les capacités très impressionnantes de chatGPT permettent de répondre de façon souvent pertinente aux interrogations de l’utilisateur : en particulier, chatGPT est très efficace quand il s’agit de simplifier un concept, d’exemplifier une thèse, de commenter une citation. Les grandes idées des penseurs de la tradition sont déjà globalement intégrées dans l<text:span text:style-name="T10">es données d’entraînement du système, de sorte qu’un preprompt générique suffit souvent pour obtenir des réponses correctes.</text:span></text:p>
      <text:p text:style-name="P10"><text:soft-page-break/>L’usage le plus immédiat de cette extension, c’est une libre discussion avec les philosophes disponibles. On peut cependant imaginer des usages plus encadrés : </text:p>
      <text:p text:style-name="P10">- On propose une question de dissertation à l'élève, et on lui fournit une liste de philosophes qui auraient une réponse intéressante à cette question (ex : Faut-il craindre la technique ? Descartes, Marx, Heidegger, Jonas...). L'élève explore les différentes réponses, et à partir des dialogues qu’il a pu mener, essaye de composer un plan qui mette en discussion les pensées de ces philosophes.</text:p>
      <text:p text:style-name="P10">- On propose à l'élève de poser une question à un philosophe déterminé, et de noter la réponse. Ensuite, on lui demande de vérifier que PhiloGPT a bien répondu de façon fidèle : il doit identifier les sources, et comparer ce qu'il lit dans les œuvres originales et ce que PhiloGPT affirme. Ce dispositif a le mérite de s’appuyer sur le sens critique de l’élève, et de l’inviter à un travail de recherche autonome (un travail qui ne peut pas être mené par chatGPT lui-même !).</text:p>
      <text:p text:style-name="P10"/>
      <text:p text:style-name="P8">Quelles en sont les limites ?</text:p>
      <text:p text:style-name="P10"/>
      <text:p text:style-name="P12">La limite principale tient au caractère erroné de certaines réponses, quand les informations demandées sont trop spécifiques. Par exemple, <text:span text:style-name="T12">lorsque</text:span> dans l<text:span text:style-name="T16">es premières versions </text:span>vous demand<text:span text:style-name="T16">i</text:span>ez à Descartes ce qu’est la générosité, celui-ci vous répond<text:span text:style-name="T16">ait</text:span> un verbiage moralisateur <text:span text:style-name="T16">sans aucun rapport avec</text:span> le concept subtil développé dans les <text:span text:style-name="T11">Passions de l’âme</text:span><text:span text:style-name="T3">. Pour </text:span><text:span text:style-name="T4">pallier cette faiblesse, l’idéal serait d’entraîner chatGPT sur le corpus complet des œuvres de chaque auteur - mais c’est une solution qui impliquerait un recours payant à l’API d’OpenAI. </text:span><text:span text:style-name="T5">La solution déployée depuis la version 1.3 consiste à transmettre dans le prompt des éléments doctrinaux précis qui assurent une réponse correcte. Cela a nécessité la constitution d’une petite base de données interne </text:span><text:span text:style-name="T6">répertoriant des explications </text:span><text:span text:style-name="T5">sur les grands concepts et théories des philosophes de la tradition. Comme souvent dans les technologies actuelles d’IA, </text:span><text:span text:style-name="T6">le système repose donc largement sur l’invisibilisation d’une intelligence tout à fait humaine.</text:span></text:p>
      <text:p text:style-name="P12"><text:span text:style-name="T6"/></text:p>
      <text:p text:style-name="P13"><text:span text:style-name="T6">→ Si vous voulez participer à l’amélioration de cette extension, n’hésitez pas à </text:span><text:span text:style-name="T7">indiquer</text:span><text:span text:style-name="T6"> sur </text:span><text:a xlink:type="simple" xlink:href="https://docs.google.com/document/d/1hw8egoUkwtXSAOltju1_4LYLE7IQqXkez6wYKpw-0Es/" text:style-name="Internet_20_link" text:visited-style-name="Visited_20_Internet_20_Link"><text:span text:style-name="T6">ce document</text:span></text:a><text:span text:style-name="T6"> les erreurs philosophiques que vous </text:span><text:span text:style-name="T7">y</text:span><text:span text:style-name="T6"> rencontrez</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20T19:56:22.837000000</meta:creation-date>
    <dc:title>Page vierge</dc:title>
    <meta:generator>LibreOffice/7.2.5.2$Windows_X86_64 LibreOffice_project/499f9727c189e6ef3471021d6132d4c694f357e5</meta:generator>
    <meta:editing-duration>PT42M59S</meta:editing-duration>
    <meta:editing-cycles>11</meta:editing-cycles>
    <dc:date>2023-04-29T17:05:20.119000000</dc:date>
    <meta:document-statistic meta:table-count="0" meta:image-count="0" meta:object-count="0" meta:page-count="2" meta:paragraph-count="19" meta:word-count="859" meta:character-count="5513" meta:non-whitespace-character-count="4672"/>
    <meta:template xlink:type="simple" xlink:actuate="onRequest" xlink:title="Page vierge" xlink:href="file:///C:/Users/Vivien/AppData/Roaming/LibreOffice/4/user/template/Page%20vierge1.ott" meta:date="2023-04-20T19:56:22.292000000"/>
  </office:meta>
</office:document-meta>
</file>